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user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user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user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user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user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user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user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9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user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18" style:parent-style-name="Основнойшрифтабзаца" style:family="text">
      <style:text-properties fo:font-weight="bold" style:font-weight-asian="bold" fo:color="#FF0000" style:font-size-complex="14pt" style:language-asian="ru" style:country-asian="RU" style:language-complex="ar" style:country-complex="SA"/>
    </style:style>
    <style:style style:name="T19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0" style:parent-style-name="Standarduser" style:family="paragraph">
      <style:paragraph-properties fo:text-align="center"/>
    </style:style>
    <style:style style:name="T21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2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3" style:parent-style-name="Standarduser" style:family="paragraph">
      <style:paragraph-properties fo:text-align="center"/>
    </style:style>
    <style:style style:name="T24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5" style:parent-style-name="Названиекниги" style:family="text">
      <style:text-properties style:font-weight-complex="bold" fo:font-variant="normal" fo:color="#000000" style:font-size-complex="14pt" style:language-asian="ru" style:country-asian="RU" style:language-complex="ar" style:country-complex="SA"/>
    </style:style>
    <style:style style:name="P26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7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8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9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0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1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3" style:family="table-column">
      <style:table-column-properties style:column-width="3.0187in" style:use-optimal-column-width="false"/>
    </style:style>
    <style:style style:name="TableColumn34" style:family="table-column">
      <style:table-column-properties style:column-width="1.8118in" style:use-optimal-column-width="false"/>
    </style:style>
    <style:style style:name="TableColumn35" style:family="table-column">
      <style:table-column-properties style:column-width="2.0125in" style:use-optimal-column-width="false"/>
    </style:style>
    <style:style style:name="Table32" style:family="table">
      <style:table-properties style:width="6.843in" fo:margin-left="-0.15in" table:align="left"/>
    </style:style>
    <style:style style:name="TableRow36" style:family="table-row">
      <style:table-row-properties style:min-row-height="0.4263in" style:use-optimal-row-height="false"/>
    </style:style>
    <style:style style:name="TableCell3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8" style:parent-style-name="Основнойшрифтабзаца" style:family="text">
      <style:text-properties style:font-size-complex="14pt"/>
    </style:style>
    <style:style style:name="T39" style:parent-style-name="Основнойшрифтабзаца" style:family="text">
      <style:text-properties fo:color="#FF0000" style:font-size-complex="14pt"/>
    </style:style>
    <style:style style:name="T40" style:parent-style-name="Основнойшрифтабзаца" style:family="text">
      <style:text-properties style:font-size-complex="14pt"/>
    </style:style>
    <style:style style:name="TableCell41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2" style:parent-style-name="Standarduser" style:family="paragraph">
      <style:paragraph-properties style:snap-to-layout-grid="false" fo:text-indent="0in"/>
      <style:text-properties style:font-size-complex="14pt"/>
    </style:style>
    <style:style style:name="TableCell4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4" style:parent-style-name="Standarduser" style:family="paragraph">
      <style:paragraph-properties fo:widows="0" fo:orphans="0" fo:text-align="center" fo:text-indent="0.2854in"/>
      <style:text-properties fo:color="#000000" style:font-size-complex="14pt"/>
    </style:style>
    <style:style style:name="TableRow45" style:family="table-row">
      <style:table-row-properties style:min-row-height="0.4263in" style:use-optimal-row-height="false"/>
    </style:style>
    <style:style style:name="TableCell4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7" style:parent-style-name="Standarduser" style:family="paragraph">
      <style:text-properties style:font-size-complex="14pt"/>
    </style:style>
    <style:style style:name="TableCell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9" style:parent-style-name="Standarduser" style:family="paragraph">
      <style:paragraph-properties style:snap-to-layout-grid="false" fo:text-indent="0in"/>
      <style:text-properties style:font-size-complex="14pt"/>
    </style:style>
    <style:style style:name="TableCell5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1" style:parent-style-name="Standarduser" style:family="paragraph">
      <style:paragraph-properties fo:widows="0" fo:orphans="0" fo:text-align="center" fo:text-indent="0.2854in"/>
      <style:text-properties fo:color="#000000" style:font-size-complex="14pt"/>
    </style:style>
    <style:style style:name="P52" style:parent-style-name="Standarduser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3" style:parent-style-name="Standarduser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4" style:parent-style-name="Standarduser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5" style:parent-style-name="Standarduser" style:family="paragraph">
      <style:paragraph-properties fo:text-align="center"/>
    </style:style>
    <style:style style:name="T56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P57" style:parent-style-name="Заголовок2" style:family="paragraph">
      <style:paragraph-properties fo:break-before="page"/>
    </style:style>
    <style:style style:name="P58" style:parent-style-name="Textbodyuser" style:family="paragraph">
      <style:text-properties fo:color="#000000"/>
    </style:style>
    <style:style style:name="P59" style:parent-style-name="Textbodyuser" style:family="paragraph">
      <style:text-properties fo:color="#FF0000"/>
    </style:style>
    <style:style style:name="P60" style:parent-style-name="Textbodyuser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1" style:parent-style-name="Textbodyuser" style:family="paragraph">
      <style:paragraph-properties fo:text-indent="0in"/>
    </style:style>
    <style:style style:name="P62" style:parent-style-name="Textbodyuser" style:family="paragraph">
      <style:paragraph-properties fo:text-indent="0in"/>
    </style:style>
    <style:style style:name="T63" style:parent-style-name="Основнойшрифтабзаца" style:family="text">
      <style:text-properties fo:language="en" fo:country="US"/>
    </style:style>
    <style:style style:name="P64" style:parent-style-name="Textbodyuser" style:family="paragraph">
      <style:text-properties fo:language="en" fo:country="US"/>
    </style:style>
    <style:style style:name="P65" style:parent-style-name="Textbodyuser" style:family="paragraph">
      <style:text-properties fo:language="en" fo:country="US"/>
    </style:style>
    <style:style style:name="P66" style:parent-style-name="Textbodyuser" style:family="paragraph">
      <style:text-properties fo:language="en" fo:country="US"/>
    </style:style>
    <style:style style:name="P67" style:parent-style-name="Textbodyuser" style:family="paragraph">
      <style:text-properties fo:language="en" fo:country="US"/>
    </style:style>
    <style:style style:name="T68" style:parent-style-name="Основнойшрифтабзаца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9" style:parent-style-name="Standarduser" style:family="paragraph">
      <style:text-properties fo:color="#FF0000" style:language-asian="ru" style:country-asian="RU" style:language-complex="ar" style:country-complex="SA"/>
    </style:style>
    <style:style style:name="P70" style:parent-style-name="Standarduser" style:family="paragraph">
      <style:text-properties fo:color="#000000" style:font-size-complex="14pt" style:language-asian="ru" style:country-asian="RU" style:language-complex="ar" style:country-complex="SA"/>
    </style:style>
    <style:style style:name="P71" style:parent-style-name="Standarduser" style:family="paragraph">
      <style:text-properties fo:color="#000000" style:font-size-complex="14pt" style:language-asian="ru" style:country-asian="RU" style:language-complex="ar" style:country-complex="SA"/>
    </style:style>
    <style:style style:name="T72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73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74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75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76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77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78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79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80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81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82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83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84" style:parent-style-name="Основнойшрифтабзаца" style:family="text">
      <style:text-properties fo:color="#000000" style:font-size-complex="14pt" fo:language="en" fo:country="US" style:language-asian="ru" style:country-asian="RU" style:language-complex="ar" style:country-complex="SA"/>
    </style:style>
    <style:style style:name="T85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86" style:parent-style-name="Основнойшрифтабзаца" style:family="text">
      <style:text-properties fo:color="#000000" style:font-size-complex="14pt" fo:language="en" fo:country="US" style:language-asian="ru" style:country-asian="RU" style:language-complex="ar" style:country-complex="SA"/>
    </style:style>
    <style:style style:name="T87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88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89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90" style:parent-style-name="Основнойшрифтабзаца" style:family="text">
      <style:text-properties fo:color="#000000" style:font-size-complex="14pt" fo:language="en" fo:country="US" style:language-asian="ru" style:country-asian="RU" style:language-complex="ar" style:country-complex="SA"/>
    </style:style>
    <style:style style:name="T91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92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93" style:parent-style-name="Основнойшрифтабзаца" style:family="text">
      <style:text-properties fo:color="#000000" style:font-size-complex="14pt" fo:language="en" fo:country="US" style:language-asian="ru" style:country-asian="RU" style:language-complex="ar" style:country-complex="SA"/>
    </style:style>
    <style:style style:name="T94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95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96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97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98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99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100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101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102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103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P104" style:parent-style-name="Standarduser" style:family="paragraph">
      <style:paragraph-properties fo:text-indent="0in"/>
      <style:text-properties fo:color="#000000" style:font-size-complex="14pt" style:language-asian="ru" style:country-asian="RU" style:language-complex="ar" style:country-complex="SA"/>
    </style:style>
    <style:style style:name="P105" style:parent-style-name="Standarduser" style:family="paragraph">
      <style:paragraph-properties fo:text-indent="0in"/>
    </style:style>
    <style:style style:name="T106" style:parent-style-name="Основнойшрифтабзаца" style:family="text">
      <style:text-properties fo:font-weight="bold" style:font-weight-asian="bold" style:font-weight-complex="bold" fo:color="#000000" style:font-size-complex="14pt" style:language-asian="ru" style:country-asian="RU" style:language-complex="ar" style:country-complex="SA"/>
    </style:style>
    <style:style style:name="P107" style:parent-style-name="Standarduser" style:family="paragraph">
      <style:paragraph-properties fo:text-indent="0in"/>
    </style:style>
    <style:style style:name="T108" style:parent-style-name="Основнойшрифтабзаца" style:family="text">
      <style:text-properties fo:font-weight="bold" style:font-weight-asian="bold" style:font-weight-complex="bold" fo:color="#000000" style:font-size-complex="14pt" style:language-asian="ru" style:country-asian="RU" style:language-complex="ar" style:country-complex="SA"/>
    </style:style>
    <style:style style:name="T109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110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111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112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113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P114" style:parent-style-name="Standarduser" style:family="paragraph">
      <style:paragraph-properties fo:text-indent="0in"/>
    </style:style>
    <style:style style:name="T115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116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117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118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119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120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121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122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123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124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125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126" style:parent-style-name="Основнойшрифтабзаца" style:family="text">
      <style:text-properties fo:color="#000000" style:font-size-complex="14pt" fo:language="en" fo:country="US" style:language-asian="ru" style:country-asian="RU" style:language-complex="ar" style:country-complex="SA"/>
    </style:style>
    <style:style style:name="T127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128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129" style:parent-style-name="Основнойшрифтабзаца" style:family="text">
      <style:text-properties fo:color="#000000" style:font-size-complex="14pt" fo:language="en" fo:country="US" style:language-asian="ru" style:country-asian="RU" style:language-complex="ar" style:country-complex="SA"/>
    </style:style>
    <style:style style:name="T130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131" style:parent-style-name="Основнойшрифтабзаца" style:family="text">
      <style:text-properties fo:color="#000000" style:font-size-complex="14pt" fo:language="en" fo:country="US" style:language-asian="ru" style:country-asian="RU" style:language-complex="ar" style:country-complex="SA"/>
    </style:style>
    <style:style style:name="T132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P133" style:parent-style-name="Standarduser" style:family="paragraph">
      <style:paragraph-properties fo:text-indent="0in"/>
    </style:style>
    <style:style style:name="T134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135" style:parent-style-name="Основнойшрифтабзаца" style:family="text">
      <style:text-properties fo:color="#000000" style:font-size-complex="14pt" fo:language="en" fo:country="US" style:language-asian="ru" style:country-asian="RU" style:language-complex="ar" style:country-complex="SA"/>
    </style:style>
    <style:style style:name="T136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137" style:parent-style-name="Основнойшрифтабзаца" style:family="text">
      <style:text-properties fo:color="#000000" style:font-size-complex="14pt" fo:language="en" fo:country="US" style:language-asian="ru" style:country-asian="RU" style:language-complex="ar" style:country-complex="SA"/>
    </style:style>
    <style:style style:name="T138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139" style:parent-style-name="Основнойшрифтабзаца" style:family="text">
      <style:text-properties fo:color="#000000" style:font-size-complex="14pt" fo:language="en" fo:country="US" style:language-asian="ru" style:country-asian="RU" style:language-complex="ar" style:country-complex="SA"/>
    </style:style>
    <style:style style:name="T140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P141" style:parent-style-name="Standarduser" style:family="paragraph">
      <style:paragraph-properties fo:text-indent="0in"/>
    </style:style>
    <style:style style:name="T142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143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144" style:parent-style-name="Основнойшрифтабзаца" style:family="text">
      <style:text-properties fo:color="#000000" style:font-size-complex="14pt" fo:language="en" fo:country="US" style:language-asian="ru" style:country-asian="RU" style:language-complex="ar" style:country-complex="SA"/>
    </style:style>
    <style:style style:name="T145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146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P147" style:parent-style-name="Standarduser" style:family="paragraph">
      <style:paragraph-properties fo:text-indent="0in"/>
      <style:text-properties fo:color="#000000" style:font-size-complex="14pt" style:language-asian="ru" style:country-asian="RU" style:language-complex="ar" style:country-complex="SA"/>
    </style:style>
    <style:style style:name="P148" style:parent-style-name="Standarduser" style:family="paragraph">
      <style:paragraph-properties fo:text-indent="0in"/>
    </style:style>
    <style:style style:name="T149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150" style:parent-style-name="Основнойшрифтабзаца" style:family="text">
      <style:text-properties fo:font-weight="bold" style:font-weight-asian="bold" style:font-weight-complex="bold" fo:color="#000000" style:font-size-complex="14pt" style:language-asian="ru" style:country-asian="RU" style:language-complex="ar" style:country-complex="SA"/>
    </style:style>
    <style:style style:name="P151" style:parent-style-name="Standarduser" style:family="paragraph">
      <style:paragraph-properties fo:text-indent="0in"/>
    </style:style>
    <style:style style:name="T152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</text:span><text:span text:style-name="T18"><text:s/></text:span><text:span text:style-name="T19">№4</text:span></text:p>
      <text:p text:style-name="P20"><text:span text:style-name="T21">по дисциплине<text:s/></text:span><text:span text:style-name="T22">«Построение и анализ алгоритмов»</text:span></text:p>
      <text:p text:style-name="P23"><text:span text:style-name="T24">Тема:<text:s/></text:span><text:span text:style-name="T25">Поиск подстроки в строке.</text:span></text:p>
      <text:p text:style-name="P26"/>
      <text:p text:style-name="P27"/>
      <text:p text:style-name="P28"/>
      <text:p text:style-name="P29"/>
      <text:p text:style-name="P30"/>
      <text:p text:style-name="P31"/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Standarduser"><text:span text:style-name="T38">Студент</text:span><text:span text:style-name="T39"><text:s/></text:span><text:span text:style-name="T40">гр. 3381</text:span></text:p>
          </table:table-cell>
          <table:table-cell table:style-name="TableCell41">
            <text:p text:style-name="P42"/>
          </table:table-cell>
          <table:table-cell table:style-name="TableCell43">
            <text:p text:style-name="P44">Лутфулин Д.А.</text:p>
          </table:table-cell>
        </table:table-row>
        <table:table-row table:style-name="TableRow45">
          <table:table-cell table:style-name="TableCell46">
            <text:p text:style-name="P47">Преподаватель</text:p>
          </table:table-cell>
          <table:table-cell table:style-name="TableCell48">
            <text:p text:style-name="P49"/>
          </table:table-cell>
          <table:table-cell table:style-name="TableCell50">
            <text:p text:style-name="P51">Жангиров Т.Р.</text:p>
          </table:table-cell>
        </table:table-row>
      </table:table>
      <text:p text:style-name="P52"/>
      <text:p text:style-name="P53"/>
      <text:p text:style-name="P54">Санкт-Петербург</text:p>
      <text:p text:style-name="P55"><text:span text:style-name="T56">2025</text:span></text:p>
      <text:soft-page-break/>
      <text:h text:style-name="P57" text:outline-level="2">Цель работы.</text:h>
      <text:p text:style-name="P58">Реализовать алгоритм Кнута-Морриса-Пратта для поиска подстроки и алгоритм, который находит циклический сдвиг в строке.</text:p>
      <text:p text:style-name="P59"/>
      <text:h text:style-name="Заголовок2" text:outline-level="2">Задание.</text:h>
      <text:p text:style-name="P60">Кнут-Моррис-Пратт.</text:p>
      <text:p text:style-name="P61"><text:tab/>Реализуйте алгоритм КМП и с его помощью для заданных шаблона<text:s/>P (∣P∣≤15000∣P∣≤15000) и текста<text:s/>T (∣T∣≤5000000∣T∣≤5000000) найдите все вхождения P<text:s/>в<text:s/>T.</text:p>
      <text:p text:style-name="P62"/>
      <text:p text:style-name="Textbodyuser">Вход:</text:p>
      <text:p text:style-name="Textbodyuser">-<text:span text:style-name="T63"><text:s/></text:span>Первая строка -<text:s/>P</text:p>
      <text:p text:style-name="Textbodyuser">-<text:s/>Вторая строка - T</text:p>
      <text:p text:style-name="Textbodyuser">Выход:</text:p>
      <text:p text:style-name="Textbodyuser">индексы начал вхождений<text:s/>P <text:s/>в<text:s text:c="2"/>T, разделенных запятой, если<text:s/>P не входит в T, то вывести −1</text:p>
      <text:p text:style-name="P64">Sample Input:</text:p>
      <text:p text:style-name="P65">ab</text:p>
      <text:p text:style-name="P66">abab</text:p>
      <text:p text:style-name="P67">Sample Output:</text:p>
      <text:p text:style-name="Textbodyuser">0,2</text:p>
      <text:p text:style-name="Textbodyuser"/>
      <text:p text:style-name="Textbodyuser"><text:span text:style-name="T68">Поиск подстроки.</text:span></text:p>
      <text:p text:style-name="Textbodyuser">Заданы две строки A<text:s/>(∣A∣≤5000000∣A∣≤5000000) и BB(∣B∣≤5000000∣B∣≤5000000).</text:p>
      <text:p text:style-name="Textbodyuser">Определить, является ли<text:s/>А циклическим<text:s/>сдвигом<text:s/>В (это значит, что<text:s/>А и ВВ имеют одинаковую длину и<text:s/>А состоит из суффикса<text:s/>В, склеенного с префиксом ВВ). Например, defabc является циклическим сдвигом abcdef.</text:p>
      <text:p text:style-name="Textbodyuser">Вход:</text:p>
      <text:p text:style-name="Textbodyuser">Первая строка -A</text:p>
      <text:soft-page-break/>
      <text:p text:style-name="Textbodyuser">Вторая строка - B</text:p>
      <text:p text:style-name="Textbodyuser">Выход:</text:p>
      <text:p text:style-name="Textbodyuser">Если A<text:s/>является циклическим сдвигом<text:s/>B, индекс начала строки<text:s/>B в<text:s/>A, иначе вывести −1−1. Если возможно несколько сдвигов вывести первый индекс.</text:p>
      <text:p text:style-name="Textbodyuser">Sample Input:</text:p>
      <text:p text:style-name="Textbodyuser">defabc</text:p>
      <text:p text:style-name="Textbodyuser">abcdef</text:p>
      <text:p text:style-name="Textbodyuser">Sample Output:</text:p>
      <text:p text:style-name="Textbodyuser">3</text:p>
      <text:p text:style-name="P69"/>
      <text:h text:style-name="Заголовок2" text:outline-level="2">Выполнение работы.</text:h>
      <text:p text:style-name="P70">Для выполнения поставленных задач<text:s/>был реализован<text:s/>алгоритм нахождения префикс функции.<text:s/>Эта функция для каждой позиции строки возвращает длину наибольшего префикса, совпадающего с суффиксом подстроки, заканчивающейся в данной позиции.<text:s/>Если на шаге итерирования совпали<text:s/>очередные символы<text:s/>из префикса и суффикса, то к текущей длине, полученной<text:s/>на прошлом шаге,<text:s/>прибавляем единицу. В противном случае происходит переход к<text:s/>предыдущему потенциальному префикс-суффиксу, который равен значению префикс функции от префикс-суффикса, вычисленного на предыдущем шаге.</text:p>
      <text:p text:style-name="P71">Кнут-Моррис-Пратт.</text:p>
      <text:p text:style-name="Standarduser"><text:span text:style-name="T72">Функция kmp</text:span><text:span text:style-name="T73"><text:s/></text:span><text:span text:style-name="T74">— алгоритм Кнута-Морриса-Пратта, который находит все вхождения строк</text:span><text:span text:style-name="T75">и P в строку T.<text:s/></text:span><text:span text:style-name="T76">Алгоритм применяет префикс функцию</text:span><text:span text:style-name="T77"><text:s/></text:span><text:span text:style-name="T78">к</text:span><text:span text:style-name="T79"><text:s/>шаблону</text:span><text:span text:style-name="T80">,<text:s/></text:span><text:span text:style-name="T81">а затем итерируется</text:span><text:span text:style-name="T82"><text:s/>по тексту и вычисляет текущее значение префикс функции для строки<text:s/></text:span><text:span text:style-name="T83">“</text:span><text:span text:style-name="T84">Pattern</text:span><text:span text:style-name="T85">#</text:span><text:span text:style-name="T86">Text</text:span><text:span text:style-name="T87">”</text:span><text:span text:style-name="T88">,<text:s/></text:span><text:span text:style-name="T89">сохраняя последнее вычисленное<text:s/></text:span><text:span text:style-name="T90">k</text:span><text:span text:style-name="T91"><text:s/></text:span><text:span text:style-name="T92">в переменную. Если на текущем шаге алгоритма значение<text:s/></text:span><text:span text:style-name="T93">k</text:span><text:span text:style-name="T94"><text:s/></text:span><text:span text:style-name="T95">стало равно длине образца, то суффикс текста совпадает с образцом – значит, мы нашли вхождение образца в строке.<text:s/></text:span><text:span text:style-name="T96">Если не нашлось ни одной такой длины, то возвращается -1.</text:span></text:p>
      <text:p text:style-name="Standarduser"><text:span text:style-name="T97">Поиск циклического сдвига.</text:span></text:p>
      <text:soft-page-break/>
      <text:p text:style-name="Standarduser"><text:span text:style-name="T98">В функции find_shift</text:span><text:span text:style-name="T99"><text:s/></text:span><text:span text:style-name="T100">сначала идёт сравнение длин строк, если они разные, то возвращается -1, так как циклический сдвиг при таком ус</text:span><text:span text:style-name="T101">ловии не возможен.</text:span></text:p>
      <text:p text:style-name="Standarduser"><text:span text:style-name="T102">Для строки P применяем префикс функцию, чтобы эффективнее искать подстроку. Далее<text:s/></text:span><text:span text:style-name="T103">применяем алгоритм КМП к удвоенной строке с текстом, но вместо явного удваивания используем остаток при делении на длину текста. Если в удвоенной строке нашлось вхождение образца, то образец является циклическим сдвигом.</text:span></text:p>
      <text:p text:style-name="P104"/>
      <text:p text:style-name="P105"><text:span text:style-name="T106"><text:tab/>Оценка сложности по времени.</text:span></text:p>
      <text:p text:style-name="P107"><text:span text:style-name="T108"><text:tab/></text:span><text:span text:style-name="T109">N —<text:s/></text:span><text:span text:style-name="T110">длина образца</text:span><text:span text:style-name="T111">, M — длина<text:s/></text:span><text:span text:style-name="T112">текста</text:span><text:span text:style-name="T113">.</text:span></text:p>
      <text:p text:style-name="P114"><text:span text:style-name="T115"><text:tab/></text:span><text:span text:style-name="T116">Алгоритм нахождения префикс-функции состоит из<text:s/></text:span><text:span text:style-name="T117">линейн</text:span><text:span text:style-name="T118">ого<text:s/></text:span><text:span text:style-name="T119">проход</text:span><text:span text:style-name="T120">а</text:span><text:span text:style-name="T121"><text:s/>по<text:s/></text:span><text:span text:style-name="T122">образцу</text:span><text:span text:style-name="T123">, длина которой N</text:span><text:span text:style-name="T124">.<text:s/></text:span><text:span text:style-name="T125">Иногда<text:s/></text:span><text:span text:style-name="T126">k</text:span><text:span text:style-name="T127"><text:s/></text:span><text:span text:style-name="T128">уменьшается, а не увеличивается на 1, но таких уменьшений не более чем<text:s/></text:span><text:span text:style-name="T129">n</text:span><text:span text:style-name="T130"><text:s/>за всё время работы алгоритма. Таким образом, сложность нахождения префикс-функции<text:s/></text:span><text:span text:style-name="T131">O(n)</text:span><text:span text:style-name="T132">.</text:span></text:p>
      <text:p text:style-name="P133"><text:span text:style-name="T134"><text:tab/>Алгоритм КМП по сути вычисляет префикс-функцию образца, склеенного с текстом. Значит, сложность будет<text:s/></text:span><text:span text:style-name="T135">O</text:span><text:span text:style-name="T136">(</text:span><text:span text:style-name="T137">N</text:span><text:span text:style-name="T138">+</text:span><text:span text:style-name="T139">M</text:span><text:span text:style-name="T140">)</text:span></text:p>
      <text:p text:style-name="P141"><text:span text:style-name="T142"><text:tab/></text:span><text:span text:style-name="T143">Алгоритм поиска циклического сдвига – это КМП, в котором вычисляется префикс-функция для образца и сдвоенного текст. Сложность<text:s/></text:span><text:span text:style-name="T144">O(3N) (N=M<text:s/></text:span><text:span text:style-name="T145">в данном случае)</text:span><text:span text:style-name="T146"><text:s/></text:span></text:p>
      <text:p text:style-name="P147"/>
      <text:p text:style-name="P148"><text:span text:style-name="T149"><text:tab/></text:span><text:span text:style-name="T150">Вывод.</text:span></text:p>
      <text:p text:style-name="P151"><text:span text:style-name="T152"><text:tab/>Были разработаны и проанализированы алгоритмы Кнута-Морриса-Пратта для поиска подстрок и алгоритм поиска циклического сдвига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user" style:next-style-name="Textbodyuser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user" style:next-style-name="Textbodyuser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user" style:next-style-name="Textbodyuser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-asian="NSimSun" style:font-name-complex="Mangal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user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Standarduser" style:display-name="Standard (user)" style:family="paragraph">
      <style:paragraph-properties fo:widows="2" fo:orphans="2"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user" style:display-name="Heading (user)" style:family="paragraph" style:parent-style-name="Standarduser" style:next-style-name="Textbodyuser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user" style:display-name="Text body (user)" style:family="paragraph" style:parent-style-name="Standarduser">
      <style:text-properties fo:hyphenate="false"/>
    </style:style>
    <style:style style:name="Captionuser" style:display-name="Caption (user)" style:family="paragraph" style:parent-style-name="Standarduser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user" style:display-name="Index (user)" style:family="paragraph" style:parent-style-name="Standarduser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fo:widows="2" fo:orphans="2"/>
      <style:text-properties style:font-name="Calibri" style:font-name-asian="Calibri" style:font-name-complex="Calibri" fo:font-size="10pt" style:font-size-asian="10pt" style:font-size-complex="10pt" style:language-complex="ar" style:country-complex="SA" fo:hyphenate="false"/>
    </style:style>
    <style:style style:name="Times14_РИО2" style:display-name="Times14_РИО2" style:family="paragraph" style:parent-style-name="Standarduser">
      <style:paragraph-properties style:vertical-align="auto" fo:line-height="130%"/>
      <style:text-properties style:language-complex="ar" style:country-complex="SA" fo:hyphenate="false"/>
    </style:style>
    <style:style style:name="TableContentsuser" style:display-name="Table Contents (user)" style:family="paragraph" style:parent-style-name="Standarduser">
      <style:paragraph-properties text:number-lines="false"/>
      <style:text-properties fo:hyphenate="false"/>
    </style:style>
    <style:style style:name="Листинг" style:display-name="Листинг" style:family="paragraph" style:parent-style-name="Standarduser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TableGrid1" style:display-name="Table Grid1" style:family="paragraph" style:parent-style-name="DocumentMap">
      <style:paragraph-properties style:vertical-align="auto"/>
      <style:text-properties fo:hyphenate="false"/>
    </style:style>
    <style:style style:name="TableHeadinguser" style:display-name="Table Heading (user)" style:family="paragraph" style:parent-style-name="TableContentsuser">
      <style:paragraph-properties fo:text-align="center"/>
      <style:text-properties fo:font-weight="bold" style:font-weight-asian="bold" style:font-weight-complex="bold" fo:hyphenate="false"/>
    </style:style>
    <style:style style:name="Tableuser" style:display-name="Table (user)" style:family="paragraph" style:parent-style-name="Captionuser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user" style:display-name="Drawing (user)" style:family="paragraph" style:parent-style-name="Captionuser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user">
      <style:paragraph-properties text:number-lines="false"/>
      <style:text-properties fo:hyphenate="false"/>
    </style:style>
    <style:style style:name="Framecontentsuser" style:display-name="Frame contents (user)" style:family="paragraph" style:parent-style-name="Standardus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WW8Num1z0" style:display-name="WW8Num1z0" style:family="text">
      <style:text-properties style:font-name="Times New Roman" style:font-name-asian="Times New Roman" style:font-name-complex="Times New Roman" fo:font-size="12pt" style:font-size-asian="12pt"/>
    </style:style>
    <style:style style:name="WW8Num1z1" style:display-name="WW8Num1z1" style:family="text">
      <style:text-properties style:font-name-complex="Times New Roman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user" style:display-name="Numbering Symbols (user)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8Num1" style:display-name="WW8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F0" style:page-layout-name="PL0">
      <style:footer>
        <text:p text:style-name="P2"><text:page-number text:fixed="false">4</text:page-number></text:p>
      </style:footer>
      <style:footer-first>
        <text:p text:style-name="Нижнийколонтитул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Microsoft Office User</meta:initial-creator>
    <dc:creator>Alebarda</dc:creator>
    <meta:creation-date>2025-04-23T21:47:00Z</meta:creation-date>
    <dc:date>2025-04-23T21:47:00Z</dc:date>
    <meta:template xlink:href="Normal.dotm" xlink:type="simple"/>
    <meta:editing-cycles>2</meta:editing-cycles>
    <meta:editing-duration>PT360S</meta:editing-duration>
    <meta:document-statistic meta:page-count="4" meta:paragraph-count="7" meta:word-count="550" meta:character-count="3682" meta:row-count="26" meta:non-whitespace-character-count="3139"/>
  </office:meta>
</office:document-meta>
</file>